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a7c1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a7c1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a7c1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a7c1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a7c1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a7c1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a7c1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a7c1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a7c1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a7c1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a7c1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a7c1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a7c1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a7c1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a7c1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a7c1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a7c1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Darlyn Sofia Ramirez Blanc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1/2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1709031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Darwin José Ramir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772333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52.42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6" meta:character-count="1159" meta:non-whitespace-character-count="992"/>
    <meta:template xlink:type="simple" xlink:actuate="onRequest" xlink:title="Normal" xlink:href=""/>
  </office:meta>
</office:document-meta>
</file>